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Times, 'Times New Roman', serif"/>
    <style:font-face style:name="OpenSymbol" svg:font-family="OpenSymbol"/>
    <style:font-face style:name="Proxima Nova Regular" svg:font-family="'Proxima Nova Regular', Arial, sans-serif"/>
    <style:font-face style:name="Work Sans" svg:font-family="'Work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Text_20_body">
      <style:paragraph-properties fo:margin-top="0in" fo:margin-bottom="0in" fo:line-height="100%" fo:text-align="start" style:justify-single-word="false"/>
    </style:style>
    <style:style style:name="P3" style:family="paragraph" style:parent-style-name="Text_20_body">
      <style:paragraph-properties fo:margin-left="0in" fo:margin-right="0in" fo:margin-top="0in" fo:margin-bottom="0in" fo:orphans="2" fo:widows="2" fo:text-indent="0in" style:auto-text-indent="false" fo:background-color="#ffffff" fo:padding="0in" fo:border="none">
        <style:background-image/>
      </style:paragraph-properties>
      <style:text-properties fo:color="#212121"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8"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3"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000000" style:font-name="Georgia"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5" style:family="text">
      <style:text-properties fo:font-variant="normal" fo:text-transform="none" fo:color="#000000" style:font-name="Georgia"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6" style:family="text">
      <style:text-properties fo:font-variant="normal" fo:text-transform="none" fo:color="#000000" style:font-name="Georgia" fo:letter-spacing="normal" fo:language="none" fo:country="none" fo:font-style="italic"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7" style:family="text">
      <style:text-properties fo:font-variant="normal" fo:text-transform="none" fo:color="#000000" style:font-name="Georgia" fo:font-size="10.5pt" fo:letter-spacing="normal" fo:font-style="normal" fo:font-weight="normal" fo:background-color="transparent" style:font-size-asian="10.5pt" style:font-style-asian="normal" style:font-weight-asian="normal" style:font-size-complex="10.5pt" style:font-style-complex="normal" style:font-weight-complex="normal"/>
    </style:style>
    <style:style style:name="T8" style:family="text">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T9" style:family="text">
      <style:text-properties fo:font-variant="normal" fo:text-transform="none" fo:color="#000000" style:font-name="Georgia" fo:font-size="10.5pt" fo:letter-spacing="normal" fo:font-style="normal" style:text-underline-style="none" fo:font-weight="normal" style:font-size-asian="10.5pt" style:font-weight-asian="normal" style:font-size-complex="10.5pt" style:font-weight-complex="normal"/>
    </style:style>
    <style:style style:name="T10" style:family="text">
      <style:text-properties fo:font-variant="normal" fo:text-transform="none" fo:color="#000000" style:font-name="Georgia" fo:font-size="10.5pt" fo:letter-spacing="normal" fo:font-style="normal" style:text-underline-style="none" fo:font-weight="normal" fo:background-color="transparent" style:font-size-asian="10.5pt" style:font-weight-asian="normal" style:font-size-complex="10.5pt" style:font-weight-complex="normal"/>
    </style:style>
    <style:style style:name="T11" style:family="text">
      <style:text-properties fo:font-variant="normal" fo:text-transform="none" fo:color="#000000" style:font-name="Georgia" fo:font-size="10.5pt" fo:letter-spacing="normal" fo:language="en" fo:country="US" fo:font-style="normal" fo:font-weight="normal" fo:background-color="transparent" style:font-name-asian="Georgia" style:font-size-asian="10.5pt" style:language-asian="none" style:country-asian="none" style:font-style-asian="normal" style:font-weight-asian="normal" style:font-name-complex="Georgia" style:font-size-complex="10.5pt" style:language-complex="none" style:country-complex="none" style:font-style-complex="normal" style:font-weight-complex="normal"/>
    </style:style>
    <style:style style:name="T12" style:family="text">
      <style:text-properties fo:font-variant="normal" fo:text-transform="none" style:font-name="Georgia"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3" style:family="text">
      <style:text-properties fo:font-variant="normal" fo:text-transform="none" style:font-name="Georgia"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4" style:family="text">
      <style:text-properties fo:font-variant="normal" fo:text-transform="none" style:font-name="Georgia" fo:letter-spacing="normal" fo:language="none" fo:country="none" fo:font-style="normal" style:text-underline-style="solid" style:text-underline-width="auto" style:text-underline-color="font-color"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5" style:family="text">
      <style:text-properties fo:font-variant="normal" fo:text-transform="none" style:font-name="Georgia" fo:letter-spacing="normal" fo:language="none" fo:country="none" fo:font-style="italic"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6" style:family="text">
      <style:text-properties fo:font-variant="normal" fo:text-transform="none" fo:color="#3c3c3c" style:font-name="Georgia" fo:font-size="10.5pt" fo:letter-spacing="normal" fo:font-style="normal" fo:font-weight="normal" style:font-size-asian="10.5pt" style:font-weight-asian="normal" style:font-size-complex="10.5pt" style:font-weight-complex="normal"/>
    </style:style>
    <style:style style:name="T17" style:family="text">
      <style:text-properties fo:font-variant="normal" fo:text-transform="none" fo:color="#3c3c3c" style:font-name="Georgia" fo:font-size="10.5pt" fo:letter-spacing="normal" fo:font-style="normal" fo:font-weight="normal" fo:background-color="transparent" style:font-size-asian="10.5pt" style:font-weight-asian="normal" style:font-size-complex="10.5pt" style:font-weight-complex="normal"/>
    </style:style>
    <style:style style:name="T18" style:family="text">
      <style:text-properties fo:font-variant="normal" fo:text-transform="none" fo:color="#212121" style:font-name="Georgia" fo:font-size="10.5pt" fo:letter-spacing="normal" fo:font-style="normal" fo:font-weight="normal" fo:background-color="transparent" style:font-size-asian="10.5pt" style:font-style-asian="normal" style:font-weight-asian="normal" style:font-size-complex="10.5pt" style:font-style-complex="normal" style:font-weight-complex="normal"/>
    </style:style>
    <style:style style:name="T19" style:family="text">
      <style:text-properties fo:font-variant="normal" fo:text-transform="none" fo:color="#212121" style:font-name="Georgia" fo:font-size="10.5pt" fo:letter-spacing="normal" fo:font-style="normal" fo:font-weight="normal" style:font-size-asian="10.5pt" style:font-size-complex="10.5pt"/>
    </style:style>
    <style:style style:name="T20" style:family="text">
      <style:text-properties fo:font-variant="normal" fo:text-transform="none" style:font-name="Georgia" fo:letter-spacing="normal" fo:font-style="normal" fo:font-weight="bold" style:font-weight-asian="bold" style:font-weight-complex="bold"/>
    </style:style>
    <style:style style:name="T21" style:family="text">
      <style:text-properties fo:font-variant="normal" fo:text-transform="none" style:font-name="Georgia" fo:letter-spacing="normal" fo:font-style="normal" fo:font-weight="normal"/>
    </style:style>
    <style:style style:name="T2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3" style:family="text">
      <style:text-properties fo:color="#000000" style:font-name="Georgia" fo:language="none" fo:country="none" style:text-underline-style="none" fo:background-color="transparent" style:font-name-asian="Georgia" style:language-asian="none" style:country-asian="none" style:font-name-complex="Georgia" style:language-complex="none" style:country-complex="none"/>
    </style:style>
    <style:style style:name="T24" style:family="text">
      <style:text-properties fo:color="#000000" style:font-name="Georgia" fo:language="none" fo:country="none" fo:background-color="transparent" style:font-name-asian="Georgia" style:language-asian="none" style:country-asian="none" style:font-name-complex="Georgia" style:language-complex="none" style:country-complex="none"/>
    </style:style>
    <style:style style:name="T25" style:family="text">
      <style:text-properties fo:color="#000000" style:font-name="Georgia"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2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7" style:family="text">
      <style:text-properties fo:color="#000000" style:font-name="Georgia" fo:font-size="10.5pt" fo:language="none" fo:country="none" fo:font-style="normal" style:font-name-asian="Georgia" style:font-size-asian="10.5pt" style:language-asian="none" style:country-asian="none" style:font-style-asian="normal" style:font-name-complex="Georgia" style:font-size-complex="10.5pt" style:language-complex="none" style:country-complex="none" style:font-style-complex="normal"/>
    </style:style>
    <style:style style:name="T28" style:family="text">
      <style:text-properties style:font-name="Georgia" fo:font-size="10.5pt" fo:font-weight="bold" style:font-size-asian="10.5pt" style:font-weight-asian="bold" style:font-size-complex="10.5pt" style:font-weight-complex="bold"/>
    </style:style>
    <style:style style:name="T29" style:family="text">
      <style:text-properties style:font-name="Georgia" fo:font-size="10.5pt" style:font-size-asian="10.5pt" style:font-size-complex="10.5pt"/>
    </style:style>
    <style:style style:name="T30" style:family="text">
      <style:text-properties style:font-name="Georgia" fo:language="none" fo:country="none" style:font-name-asian="Georgia" style:language-asian="none" style:country-asian="none" style:font-name-complex="Georgia" style:language-complex="none" style:country-complex="none"/>
    </style:style>
    <style:style style:name="T31"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32" style:family="text">
      <style:text-properties style:font-name="Georgia"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33"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34" style:family="text">
      <style:text-properties style:font-name="Georgia"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35" style:family="text">
      <style:text-properties style:font-name="Georgia" fo:language="none" fo:country="none" fo:background-color="transparent" style:font-name-asian="Georgia" style:language-asian="none" style:country-asian="none" style:font-name-complex="Georgia" style:language-complex="none" style:country-complex="none"/>
    </style:style>
    <style:style style:name="T36" style:family="text">
      <style:text-properties style:font-name="Georgia" fo:language="none" fo:country="none" style:text-underline-style="none" fo:background-color="transparent" style:font-name-asian="Georgia" style:language-asian="none" style:country-asian="none" style:font-name-complex="Georgia" style:language-complex="none" style:country-complex="none"/>
    </style:style>
    <style:style style:name="T37" style:family="text">
      <style:text-properties fo:font-style="normal" style:font-style-asian="normal" style:font-style-complex="normal"/>
    </style:style>
    <style:style style:name="T38" style:family="text">
      <style:text-properties style:text-position="super 58%"/>
    </style:style>
    <style:style style:name="T39" style:family="text">
      <style:text-properties fo:language="none" fo:country="none" style:font-name-asian="Georgia" style:language-asian="none" style:country-asian="none" style:font-name-complex="Georgia" style:language-complex="none" style:country-complex="none"/>
    </style:style>
    <style:style style:name="T40"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41"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42" style:family="text">
      <style:text-properties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43" style:family="text">
      <style:text-properties fo:language="none" fo:country="none" fo:background-color="transparent" style:font-name-asian="Georgia" style:language-asian="none" style:country-asian="none" style:font-name-complex="Georgia" style:language-complex="none" style:country-complex="none"/>
    </style:style>
    <style:style style:name="T44" style:family="text">
      <style:text-properties fo:language="none" fo:country="none" style:text-underline-style="none" fo:background-color="transparent" style:font-name-asian="Georgia" style:language-asian="none" style:country-asian="none" style:font-name-complex="Georgia" style:language-complex="none" style:country-complex="none"/>
    </style:style>
    <style:style style:name="T45" style:family="text">
      <style:text-properties style:font-name="Georgia" fo:font-style="normal" style:text-underline-style="none" fo:background-color="transparent" style:font-style-asian="normal" style:font-style-complex="normal"/>
    </style:style>
    <style:style style:name="T46" style:family="text">
      <style:text-properties style:font-name="Georgia" style:text-underline-style="none" fo:background-color="transparent" style:font-style-asian="normal" style:font-style-complex="normal"/>
    </style:style>
    <style:style style:name="T47" style:family="text">
      <style:text-properties fo:color="#2c2d30" style:font-name="Georgia" style:text-underline-style="none" fo:background-color="transparent" style:font-style-asian="normal" style:font-style-complex="normal"/>
    </style:style>
    <style:style style:name="T48" style:family="text">
      <style:text-properties fo:color="#2c2d30" style:font-name="Georgia" style:text-underline-style="none" fo:font-weight="bold" fo:background-color="transparent"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Biggest Enemy</text:span> </text:p>
      <text:p text:style-name="P1"><text:span text:style-name="T1">Read:</text:span> I Samuel 17:2-11</text:p>
      <text:p text:style-name="Standard"><text:span text:style-name="T28">Text:</text:span><text:span text:style-name="T29"> I </text:span><text:span text:style-name="T22">John 4:18 “...fear hath torment.”</text:span></text:p>
      <text:p text:style-name="P5"><text:span text:style-name="T1">Introduction:</text:span> As I listened to a preacher read these verses of scripture; I suddenly saw something in this story that had not occurred to me in past readings of this story. I was very familiar with the big giant in the story but I had failed to see the bigger giant because the bigger giant was invisible to the naked eye. According to the scripture Goliath was almost 10 feet tall. When we read about the weight of his armor and the size of his spear; we know that he was a massively muscular giant of a man. <text:s text:c="2"/></text:p>
      <text:p text:style-name="P5"><text:span text:style-name="T1">The larger enemy:</text:span> In the 11<text:span text:style-name="T38">th</text:span> verse we discover that there was an even larger enemy that the COI were facing and that was the giant Fear. In the 3<text:span text:style-name="T38">rd</text:span> verse we read that there was a valley between the giant Goliath and the COI. There was no valley between the giant Fear and the COI. Fear had crossed over that valley days before David arrived. There were soldiers, well trained soldiers, seasoned soldiers who had stopped preparing for battle and were tying on their sneakers. They were preparing to flee. A-lot of them had already fled in their minds. <text:s/>Some of them sat around trembling and wishing that Saul would get on with it and order a retreat.</text:p>
      <text:p text:style-name="P5">Others were wondering why someone (someone else) wouldn't volunteer to take on this arrogant braggart. </text:p>
      <text:p text:style-name="P6"><text:span text:style-name="T1">Fear hath torment:</text:span> (I John 4:18) <text:s/>I heard about a 77 year old woman who was robbed, in her home, at gunpoint of a purse containing about $20.00. She was not touched by either of the 2 robbers but died, of a heart attack, as a result of the fear/terror of being robbed.</text:p>
      <text:p text:style-name="P6"><text:s text:c="2"/>Did you know that 85 to 90% of what we fear never happens? Despite the fact that the thing we fear is not likely to happen we still spend a lot of time in torment about those things which we fear.</text:p>
      <text:p text:style-name="P6"><text:span text:style-name="T1">Fear can paralyze:</text:span> Do you remember, as a child waking up and seeing someone in your room? You lay there in the dark, frozen in fear until you fell asleep. The next morning you could clearly see the clothes that resembled a person when it was dark. </text:p>
      <text:p text:style-name="P6"><text:s text:c="2"/>Norman Williams described the scene in a burning airplane after a runway collision in the Canary Islands. He said: “All around me I saw people still seated; staring in shock as the plane filled with smoke and fire.” They were paralyzed with fear. Perhaps it would be incorrect to say that all could have survived but certainly it would not be a stretch to say that more would have lived if they had not been paralyzed by fear.</text:p>
      <text:p text:style-name="P6"><text:s text:c="2"/>In Matthew 8 the disciples are in the middle of a storm so severe that</text:p>
      <text:p text:style-name="P6">they fear that they are going to die. Jesus is asleep. What is the difference between the disciples and Jesus? The disciples forgot who was in the boat with them. They chose fear of what could happen over faith in God.</text:p>
      <text:p text:style-name="P6"><text:span text:style-name="T1">Fear keeps you locked in a cage of insecurity: </text:span><text:span text:style-name="T47">Actions motivated by fear fall into four types—</text:span><text:span text:style-name="T48">freeze</text:span><text:span text:style-name="T47">, </text:span><text:span text:style-name="T48">fight</text:span><text:span text:style-name="T47">, </text:span><text:span text:style-name="T48">flight</text:span><text:span text:style-name="T47">, or </text:span><text:span text:style-name="T48">fright</text:span><text:span text:style-name="T47">. </text:span><text:span text:style-name="Emphasis"><text:span text:style-name="T45">Freeze </text:span></text:span><text:span text:style-name="T47">means you stop what you are doing and focus on the fearful situation to decide what to do next; for example you read a memo that your company will be laying off people. Next, you choose either </text:span><text:span text:style-name="Emphasis"><text:span text:style-name="T45">fight </text:span></text:span><text:span text:style-name="T47">or </text:span><text:span text:style-name="Emphasis"><text:span text:style-name="T45">flight</text:span></text:span><text:span text:style-name="T47">. You decide whether to deal with the threat directly by telling your boss why you shouldn’t be laid off, or work around it by starting to look for another job. When the fear is overwhelming, you experience </text:span><text:span text:style-name="Emphasis"><text:span text:style-name="T45">fright</text:span></text:span><text:span text:style-name="T47">: You neither fight nor flee; in fact, you do nothing—well, you obsess about the layoffs, ruminate, and complain, but you take no action. Being continuously in fright mode can lead to hopelessness and </text:span><text:a xlink:type="simple" xlink:href="https://www.psychologytoday.com/us/basics/depression" text:style-name="Internet_20_link" text:visited-style-name="Visited_20_Internet_20_Link"><text:span text:style-name="T46">depression</text:span></text:a><text:span text:style-name="T47">.</text:span><text:span text:style-name="T46"> </text:span></text:p>
      <text:p text:style-name="P8"><text:span text:style-name="T8"><text:s text:c="2"/>In II Samuel 23</text:span><text:span text:style-name="T7"> </text:span><text:span text:style-name="T11">we read about</text:span><text:span text:style-name="T27"> </text:span><text:span text:style-name="T26">Shammah “And the Philistines were gathered together into a troop, where was a piece of ground full of lentiles: and the people fled from the Philistines.But he stood in the midst of the ground, and defended it, and slew the Philistines: and the LORD wrought a great victory.” While the rest of the COI responded with flight, Shammah responded to his fear with “fight.”</text:span></text:p>
      <text:p text:style-name="P8"><text:span text:style-name="T3">Fear can cost you your health:</text:span><text:span text:style-name="T2"> f</text:span><text:span text:style-name="T17">ear weakens our immune system and can cause</text:span><text:span text:style-name="T10"> cardiovascular damage gastrointestinal problems such as ulcers and </text:span><text:a xlink:type="simple" xlink:href="https://www.takingcharge.csh.umn.edu/conditions/irritable-bowel-syndrome" text:style-name="Internet_20_link" text:visited-style-name="Visited_20_Internet_20_Link">i</text:a><text:span text:style-name="T10">rritable bowel syndrome, and decreased fertility. It can lead to accelerated aging and even premature death. </text:span><text:span text:style-name="T9">Fear can impair formation of long-term memories and cause damage to certain parts of the brain. </text:span><text:span text:style-name="T16">Fear can interrupt processes in our brains that allow us to regulate emotions, read non-verbal cues and other information presented to us, reflect before acting, and act ethically. This impacts our thinking and decision-making in negative ways, leaving us susceptible to intense emotions and impulsive reactions. All of these effects can leave us unable to act appropriately. Other consequences of long-term fear include fatigue, clinical depression and PSTD.</text:span></text:p>
      <text:p text:style-name="P2"><text:bookmark text:name="mntl-sc-block_1-0-22"/><text:span text:style-name="Emphasis"><text:span text:style-name="T18"><text:s text:c="2"/>Fear often involves both physical and emotional symptoms. Each person may experience fear differently, but some of the common signs and symptoms include: c</text:span></text:span><text:span text:style-name="T19">hest pain, chills, dry mouth, nausea, rapid heartbeat, shortness of breath, sweating, trembling and upset stomach. </text:span><text:bookmark text:name="mntl-sc-block_1-0-26"/><text:span text:style-name="T19">In addition to the physical symptoms of fear, people may experience psychological symptoms of being overwhelmed, upset, feeling out of control, or a sense of impending death.</text:span></text:p>
      <text:p text:style-name="P3"><text:span text:style-name="T20">Conclude:</text:span><text:span text:style-name="T21"> What is the answer to fear? The Psalms provide some answers: </text:span><text:span text:style-name="T4">Psalm 27:3 “Though an host should encamp against me, my heart shall not fear...” </text:span><text:span text:style-name="T5">Psalm 56:4</text:span><text:span text:style-name="T4"> “In ...God I have put my trust; I will not fear what flesh can do unto me.” </text:span><text:span text:style-name="T23">Psalm 118:6</text:span><text:span text:style-name="T24"> “The LORD </text:span><text:span text:style-name="T25">is</text:span><text:span text:style-name="T24"> on my side; I will not fear: what can man do unto me?” </text:span><text:span text:style-name="T5">Hebrews 13:6</text:span><text:span text:style-name="T4"> “...The Lord </text:span><text:span text:style-name="T6">is</text:span><text:span text:style-name="T4"> my helper, and I will not fear what man shall do unto me.” </text:span></text:p>
      <text:p text:style-name="P7"><text:span text:style-name="Emphasis"><text:span text:style-name="T37"><text:s text:c="2"/>Fear may be natural but our response to fear is a choice. I choose to trust in the one who is asleep in the stor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Times, 'Times New Roman', serif"/>
    <style:font-face style:name="OpenSymbol" svg:font-family="OpenSymbol"/>
    <style:font-face style:name="Proxima Nova Regular" svg:font-family="'Proxima Nova Regular', Arial, sans-serif"/>
    <style:font-face style:name="Work Sans" svg:font-family="'Work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2</meta:editing-cycles>
    <meta:creation-date>2014-03-28T17:34:00</meta:creation-date>
    <dc:date>2020-07-25T10:34:49.78</dc:date>
    <meta:editing-duration>PT20H17M1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8" meta:word-count="1020" meta:character-count="57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